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break-before="auto" fo:break-after="auto"/>
      <style:text-properties style:text-underline-style="solid" style:text-underline-width="auto" style:text-underline-color="font-color"/>
    </style:style>
    <style:style style:name="P3" style:family="paragraph" style:parent-style-name="Standard" style:list-style-name="WWNum19">
      <style:paragraph-properties fo:margin-left="0.5in" fo:margin-right="0in" fo:text-indent="-0.25in" style:auto-text-indent="false" fo:break-before="auto" fo:break-after="auto"/>
    </style:style>
    <style:style style:name="P4" style:family="paragraph" style:parent-style-name="Standard" style:list-style-name="WWNum10">
      <style:paragraph-properties fo:margin-left="0.5in" fo:margin-right="0in" fo:text-indent="-0.25in" style:auto-text-indent="false" fo:break-before="auto" fo:break-after="auto"/>
    </style:style>
    <style:style style:name="P5" style:family="paragraph" style:parent-style-name="Standard" style:list-style-name="WWNum11">
      <style:paragraph-properties fo:margin-left="0.5in" fo:margin-right="0in" fo:text-indent="-0.25in" style:auto-text-indent="false" fo:break-before="auto" fo:break-after="auto"/>
    </style:style>
    <style:style style:name="P6" style:family="paragraph" style:parent-style-name="Standard" style:list-style-name="WWNum13">
      <style:paragraph-properties fo:margin-left="0.5in" fo:margin-right="0in" fo:text-indent="-0.25in" style:auto-text-indent="false" fo:break-before="auto" fo:break-after="auto"/>
    </style:style>
    <style:style style:name="P7" style:family="paragraph" style:parent-style-name="Standard" style:list-style-name="WWNum15">
      <style:paragraph-properties fo:margin-left="0.5in" fo:margin-right="0in" fo:text-indent="-0.25in" style:auto-text-indent="false" fo:break-before="auto" fo:break-after="auto"/>
    </style:style>
    <style:style style:name="P8" style:family="paragraph" style:parent-style-name="Standard" style:list-style-name="WWNum20">
      <style:paragraph-properties fo:margin-left="0.5in" fo:margin-right="0in" fo:text-indent="-0.25in" style:auto-text-indent="false" fo:break-before="auto" fo:break-after="auto"/>
    </style:style>
    <style:style style:name="P9" style:family="paragraph" style:parent-style-name="Standard" style:list-style-name="WWNum3">
      <style:paragraph-properties fo:margin-left="0.5in" fo:margin-right="0in" fo:text-indent="-0.25in" style:auto-text-indent="false" fo:break-before="auto" fo:break-after="auto"/>
    </style:style>
    <style:style style:name="P10" style:family="paragraph" style:parent-style-name="Standard" style:list-style-name="WWNum5">
      <style:paragraph-properties fo:margin-left="0.5in" fo:margin-right="0in" fo:text-indent="-0.25in" style:auto-text-indent="false" fo:break-before="auto" fo:break-after="auto"/>
    </style:style>
    <style:style style:name="P11" style:family="paragraph" style:parent-style-name="Standard" style:list-style-name="WWNum6">
      <style:paragraph-properties fo:margin-left="0.5in" fo:margin-right="0in" fo:text-indent="-0.25in" style:auto-text-indent="false" fo:break-before="auto" fo:break-after="auto"/>
    </style:style>
    <style:style style:name="P12" style:family="paragraph" style:parent-style-name="Standard" style:list-style-name="WWNum21">
      <style:paragraph-properties fo:margin-left="0.5in" fo:margin-right="0in" fo:text-indent="-0.25in" style:auto-text-indent="false" fo:break-before="auto" fo:break-after="auto"/>
    </style:style>
    <style:style style:name="P13" style:family="paragraph" style:parent-style-name="Standard" style:list-style-name="WWNum14">
      <style:paragraph-properties fo:margin-left="0.5in" fo:margin-right="0in" fo:text-indent="-0.25in" style:auto-text-indent="false" fo:break-before="auto" fo:break-after="auto"/>
    </style:style>
    <style:style style:name="P14" style:family="paragraph" style:parent-style-name="Standard" style:list-style-name="WWNum2">
      <style:paragraph-properties fo:margin-left="0.5in" fo:margin-right="0in" fo:text-indent="-0.25in" style:auto-text-indent="false" fo:break-before="auto" fo:break-after="auto"/>
    </style:style>
    <style:style style:name="P15" style:family="paragraph" style:parent-style-name="Standard" style:list-style-name="WWNum9">
      <style:paragraph-properties fo:margin-left="0.5in" fo:margin-right="0in" fo:text-indent="-0.25in" style:auto-text-indent="false" fo:break-before="auto" fo:break-after="auto"/>
    </style:style>
    <style:style style:name="P16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17" style:family="paragraph" style:parent-style-name="Standard" style:list-style-name="WWNum12">
      <style:paragraph-properties fo:margin-left="0.5in" fo:margin-right="0in" fo:text-indent="-0.25in" style:auto-text-indent="false" fo:break-before="auto" fo:break-after="auto"/>
    </style:style>
    <style:style style:name="P18" style:family="paragraph" style:parent-style-name="Standard" style:list-style-name="WWNum7">
      <style:paragraph-properties fo:margin-left="0.5in" fo:margin-right="0in" fo:text-indent="-0.25in" style:auto-text-indent="false" fo:break-before="auto" fo:break-after="auto"/>
    </style:style>
    <style:style style:name="P19" style:family="paragraph" style:parent-style-name="Standard" style:list-style-name="WWNum16">
      <style:paragraph-properties fo:margin-left="0.5in" fo:margin-right="0in" fo:text-indent="-0.25in" style:auto-text-indent="false" fo:break-before="auto" fo:break-after="auto"/>
    </style:style>
    <style:style style:name="P20" style:family="paragraph" style:parent-style-name="Standard" style:list-style-name="WWNum17">
      <style:paragraph-properties fo:margin-left="0.5in" fo:margin-right="0in" fo:text-indent="-0.25in" style:auto-text-indent="false" fo:break-before="auto" fo:break-after="auto"/>
    </style:style>
    <style:style style:name="P21" style:family="paragraph" style:parent-style-name="Standard" style:list-style-name="WWNum18">
      <style:paragraph-properties fo:margin-left="0.5in" fo:margin-right="0in" fo:text-indent="-0.25in" style:auto-text-indent="false" fo:break-before="auto" fo:break-after="auto"/>
    </style:style>
    <style:style style:name="P22" style:family="paragraph" style:parent-style-name="Standard" style:list-style-name="WWNum8">
      <style:paragraph-properties fo:margin-left="0.5in" fo:margin-right="0in" fo:text-indent="-0.25in" style:auto-text-indent="false" fo:break-before="auto" fo:break-after="auto"/>
    </style:style>
    <style:style style:name="P23" style:family="paragraph" style:parent-style-name="Standard" style:list-style-name="WWNum4">
      <style:paragraph-properties fo:margin-left="0.5in" fo:margin-right="0in" fo:text-indent="-0.25in" style:auto-text-indent="false" fo:break-before="auto" fo:break-after="auto"/>
    </style:style>
    <style:style style:name="P24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5" style:family="paragraph" style:parent-style-name="Standard" style:list-style-name="WWNum10">
      <style:paragraph-properties fo:margin-left="1in" fo:margin-right="0in" fo:text-indent="-0.25in" style:auto-text-indent="false" fo:break-before="auto" fo:break-after="auto"/>
    </style:style>
    <style:style style:name="P26" style:family="paragraph" style:parent-style-name="Standard" style:list-style-name="WWNum11">
      <style:paragraph-properties fo:margin-left="1in" fo:margin-right="0in" fo:text-indent="-0.25in" style:auto-text-indent="false" fo:break-before="auto" fo:break-after="auto"/>
    </style:style>
    <style:style style:name="P27" style:family="paragraph" style:parent-style-name="Standard" style:list-style-name="WWNum20">
      <style:paragraph-properties fo:margin-left="1in" fo:margin-right="0in" fo:text-indent="-0.25in" style:auto-text-indent="false" fo:break-before="auto" fo:break-after="auto"/>
    </style:style>
    <style:style style:name="P28" style:family="paragraph" style:parent-style-name="Standard" style:list-style-name="WWNum3">
      <style:paragraph-properties fo:margin-left="1in" fo:margin-right="0in" fo:text-indent="-0.25in" style:auto-text-indent="false" fo:break-before="auto" fo:break-after="auto"/>
    </style:style>
    <style:style style:name="P29" style:family="paragraph" style:parent-style-name="Standard" style:list-style-name="WWNum5">
      <style:paragraph-properties fo:margin-left="1in" fo:margin-right="0in" fo:text-indent="-0.25in" style:auto-text-indent="false" fo:break-before="auto" fo:break-after="auto"/>
    </style:style>
    <style:style style:name="P30" style:family="paragraph" style:parent-style-name="Heading_20_2">
      <style:paragraph-properties fo:break-before="auto" fo:break-after="auto"/>
    </style:style>
    <style:style style:name="P31" style:family="paragraph" style:parent-style-name="Heading_20_3">
      <style:paragraph-properties fo:break-before="auto" fo:break-after="auto"/>
    </style:style>
    <style:style style:name="P32" style:family="paragraph" style:parent-style-name="Heading_20_1">
      <style:paragraph-properties fo:break-before="auto" fo:break-after="auto"/>
    </style:style>
    <style:style style:name="P33" style:family="paragraph" style:parent-style-name="Heading_20_5">
      <style:paragraph-properties fo:break-before="auto" fo:break-after="auto"/>
    </style:style>
    <style:style style:name="P34" style:family="paragraph" style:parent-style-name="Heading_20_4">
      <style:paragraph-properties fo:break-before="auto" fo:break-after="auto"/>
    </style:style>
    <style:style style:name="P35" style:family="paragraph" style:parent-style-name="Title" style:master-page-name="Standard">
      <style:paragraph-properties style:page-number="1" fo:break-before="auto" fo:break-after="auto"/>
    </style:style>
    <style:style style:name="P36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434343" fo:font-size="14pt" style:font-size-asian="14pt" style:font-size-complex="14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bookmark text:name="_f8qzobdxnx6w"/>Revision BIOS Tweaking Guide</text:p>
      <text:p text:style-name="P1">Generally meant for ASUS ROG BIOS, but can be used as a guideline/reference for other BIOS’.</text:p>
      <text:p text:style-name="P1"/>
      <text:p text:style-name="P1">Improves latency, performance and overclocking capabilities.</text:p>
      <text:p text:style-name="P1"/>
      <text:p text:style-name="P1"><text:span text:style-name="T1">NOTE:</text:span> Depending on the version of BIOS you have, you may find some of the settings listed elsewhere.</text:p>
      <text:p text:style-name="P32"><text:bookmark text:name="_gt01e1fp17mp"/>Credits</text:p>
      <text:list xml:id="list2658581495" text:style-name="WWNum19">
        <text:list-item>
          <text:p text:style-name="P3"><text:a xlink:type="simple" xlink:href="http://n1kobg.blogspot.com/" text:style-name="ListLabel_20_190" text:visited-style-name="ListLabel_20_190"><text:span text:style-name="T2">n1kobg</text:span></text:a></text:p>
        </text:list-item>
        <text:list-item>
          <text:p text:style-name="P3"><text:a xlink:type="simple" xlink:href="https://www.youtube.com/channel/UCqjk40o5V3MEVFxU38RJ5Pw" text:style-name="ListLabel_20_190" text:visited-style-name="ListLabel_20_190"><text:span text:style-name="T2">St1cky</text:span></text:a></text:p>
        </text:list-item>
        <text:list-item>
          <text:p text:style-name="P3"><text:a xlink:type="simple" xlink:href="https://www.reddit.com/user/KGTC" text:style-name="ListLabel_20_190" text:visited-style-name="ListLabel_20_190"><text:span text:style-name="T2">KGCT</text:span></text:a></text:p>
        </text:list-item>
        <text:list-item>
          <text:p text:style-name="P3"><text:a xlink:type="simple" xlink:href="https://www.youtube.com/channel/UCHF36QYSlLZex8omzWl7DpA" text:style-name="ListLabel_20_190" text:visited-style-name="ListLabel_20_190"><text:span text:style-name="T2">Bunny</text:span></text:a></text:p>
        </text:list-item>
        <text:list-item>
          <text:p text:style-name="P3"><text:a xlink:type="simple" xlink:href="https://www.youtube.com/user/UltimatePCzoneBlogTV" text:style-name="ListLabel_20_190" text:visited-style-name="ListLabel_20_190"><text:span text:style-name="T2">PanosXidis</text:span></text:a></text:p>
        </text:list-item>
      </text:list>
      <text:p text:style-name="P24"/>
      <text:p text:style-name="P24">Any contribution will add you to the credits list.</text:p>
      <text:p text:style-name="P24"/>
      <text:p text:style-name="P24"/>
      <text:p text:style-name="P24"><draw:rect text:anchor-type="as-char" style:rel-width="100%" draw:z-index="0" draw:style-name="gr1" draw:text-style-name="P36" svg:width="0.0012in" svg:height="0.0213in"><text:p/></draw:rect></text:p>
      <text:p text:style-name="P24"/>
      <text:p text:style-name="P30"><text:bookmark text:name="_p2lzsqn8qgd5"/><text:span text:style-name="T4">Tool</text:span></text:p>
      <text:list xml:id="list1781291562" text:style-name="WWNum10">
        <text:list-item>
          <text:p text:style-name="P4">Setup Animator - [Disabled]</text:p>
        </text:list-item>
        <text:list-item>
          <text:p text:style-name="P4"><text:soft-page-break/>Asus Armory Crate</text:p>
          <text:list>
            <text:list-item>
              <text:p text:style-name="P25">Download &amp; install Armory Crate app - [Disabled]</text:p>
            </text:list-item>
          </text:list>
        </text:list-item>
      </text:list>
      <text:p text:style-name="P30"><text:bookmark text:name="_jku4kcnfyn"/><text:span text:style-name="T4">Boot</text:span></text:p>
      <text:p text:style-name="P31"><text:bookmark text:name="_r5l6vhv46ieu"/>Boot Configuration</text:p>
      <text:list xml:id="list2937524066" text:style-name="WWNum11">
        <text:list-item>
          <text:p text:style-name="P5">Fast Boot - [Enabled]</text:p>
          <text:list>
            <text:list-item>
              <text:p text:style-name="P26">You may want to disable this if it affects USB port connectivity (mouse, keyboard etc.).</text:p>
            </text:list-item>
            <text:list-item>
              <text:p text:style-name="P26">May lead to increased latency on older boards if [Enabled].</text:p>
            </text:list-item>
          </text:list>
        </text:list-item>
        <text:list-item>
          <text:p text:style-name="P5">Boot Logo Display - [Auto]</text:p>
          <text:list>
            <text:list-item>
              <text:p text:style-name="P26">3-7 sec</text:p>
            </text:list-item>
          </text:list>
        </text:list-item>
        <text:list-item>
          <text:p text:style-name="P5">Boot up NumLock State - [Enabled]</text:p>
        </text:list-item>
        <text:list-item>
          <text:p text:style-name="P5">Above 4G Decoding - [Disabled]</text:p>
        </text:list-item>
        <text:list-item>
          <text:p text:style-name="P5">Wait For 'F1' If Error - [Enabled]</text:p>
        </text:list-item>
        <text:list-item>
          <text:p text:style-name="P5">Option ROM Messages - [Enabled]</text:p>
        </text:list-item>
        <text:list-item>
          <text:p text:style-name="P5">Interrupt 19 Capture - [Disabled]</text:p>
        </text:list-item>
        <text:list-item>
          <text:p text:style-name="P5">Setup Mode - [Advanced Mode]</text:p>
        </text:list-item>
        <text:list-item>
          <text:p text:style-name="P5">AMI Native NVMe Driver Support</text:p>
          <text:list>
            <text:list-item>
              <text:p text:style-name="P26">[Off] ([On], if using NVMe SSD)</text:p>
            </text:list-item>
          </text:list>
        </text:list-item>
      </text:list>
      <text:p text:style-name="P34"><text:bookmark text:name="_mno2idmjrmi2"/>➤ CSM (Compatibility Support Module)</text:p>
      <text:p text:style-name="P33"><text:bookmark text:name="_wf8qycpmoy88"/>Compatibility Support Module Configuration</text:p>
      <text:p text:style-name="P1"><text:span text:style-name="T1">UEFI (GPT): </text:span><text:span text:style-name="T5">&lt;- Recommended</text:span></text:p>
      <text:p text:style-name="P24">Launch CSM - [Disabled]</text:p>
      <text:p text:style-name="P1"><text:soft-page-break/></text:p>
      <text:p text:style-name="P24"><text:span text:style-name="T1">UEFI/CSM (GPT/MBR): </text:span><text:span text:style-name="T5">&lt;- Compatibility</text:span></text:p>
      <text:p text:style-name="P24">Launch CSM - [Enabled]</text:p>
      <text:list xml:id="list4058021812" text:style-name="WWNum13">
        <text:list-item>
          <text:p text:style-name="P6">Boot Device Control - [UEFI and Legacy OPROM]</text:p>
        </text:list-item>
        <text:list-item>
          <text:p text:style-name="P6">Boot from Network Devices - [Ignore]</text:p>
        </text:list-item>
        <text:list-item>
          <text:p text:style-name="P6">Boot from Storage Devices - [Ignore]</text:p>
        </text:list-item>
        <text:list-item>
          <text:p text:style-name="P6">Boot from PCI-E/PCI Expansion Devices - [UEFI driver first]</text:p>
        </text:list-item>
      </text:list>
      <text:p text:style-name="P1"/>
      <text:p text:style-name="P24"><text:span text:style-name="T1">Legacy (MBR): </text:span><text:span text:style-name="T5">&lt;- usually for older systems</text:span></text:p>
      <text:p text:style-name="P24">Launch CSM- [Enabled]</text:p>
      <text:list xml:id="list3805293287" text:style-name="WWNum15">
        <text:list-item>
          <text:p text:style-name="P7">Boot Device Control - [Legacy OPROM only]</text:p>
        </text:list-item>
        <text:list-item>
          <text:p text:style-name="P7">Boot from Network Devices - [Ignore]</text:p>
        </text:list-item>
        <text:list-item>
          <text:p text:style-name="P7">Boot from Storage Devices - [Ignore]</text:p>
        </text:list-item>
        <text:list-item>
          <text:p text:style-name="P7">Boot from PCI-E/PCI Expansion Devices - [Ignore]</text:p>
        </text:list-item>
      </text:list>
      <text:p text:style-name="P34"><text:bookmark text:name="_73g630epdia5"/>➤ Secure boot</text:p>
      <text:p text:style-name="P1">OS Type - [Other OS]</text:p>
      <text:p text:style-name="P33"><text:bookmark text:name="_grag3oiozhng"/><text:span text:style-name="T6">➤</text:span> Key Management</text:p>
      <text:p text:style-name="P1">PK Management - [Delete <text:s/>key]</text:p>
      <text:p text:style-name="P1">KEK Management - [Delete <text:s/>key]</text:p>
      <text:p text:style-name="P1">DB Management - [Delete <text:s/>key]</text:p>
      <text:p text:style-name="P1">DBX Management - [Delete <text:s/>key]</text:p>
      <text:p text:style-name="P31"><text:bookmark text:name="_52c2dvxkcgpe"/><text:soft-page-break/>Boot Option Properties</text:p>
      <text:list xml:id="list3282689954" text:style-name="WWNum20">
        <text:list-item>
          <text:p text:style-name="P8">Boot Option #1</text:p>
          <text:list>
            <text:list-item>
              <text:p text:style-name="P27">(Select your main OS drive)</text:p>
            </text:list-item>
          </text:list>
        </text:list-item>
      </text:list>
      <text:p text:style-name="P30"><text:bookmark text:name="_k3ufab53kauv"/><text:span text:style-name="T4">Advanced</text:span></text:p>
      <text:p text:style-name="P31"><text:bookmark text:name="_i66w546nbqa1"/>➤ CPU Configuration</text:p>
      <text:p text:style-name="P1">Hyper-Threading</text:p>
      <text:list xml:id="list3295859488" text:style-name="WWNum3">
        <text:list-item>
          <text:p text:style-name="P9">[Enabled] <text:span text:style-name="T5">&lt;- Recommended for people with less than 6 cores (CPU)</text:span></text:p>
          <text:list>
            <text:list-item>
              <text:p text:style-name="P28">+ Best for rendering and processing</text:p>
            </text:list-item>
            <text:list-item>
              <text:p text:style-name="P28">+ Better streaming capabilities</text:p>
            </text:list-item>
            <text:list-item>
              <text:p text:style-name="P28">+ Newer technology</text:p>
            </text:list-item>
            <text:list-item>
              <text:p text:style-name="P28">- Slightly worse latency</text:p>
            </text:list-item>
            <text:list-item>
              <text:p text:style-name="P28">- Higher CPU temperatures</text:p>
            </text:list-item>
            <text:list-item>
              <text:p text:style-name="P28">- Lower FPS in some games, depending on game engine</text:p>
            </text:list-item>
            <text:list-item>
              <text:p text:style-name="P28">- Prone to stuttering in some cases<text:line-break/></text:p>
            </text:list-item>
          </text:list>
        </text:list-item>
        <text:list-item>
          <text:p text:style-name="P9">[Disabled]</text:p>
          <text:list>
            <text:list-item>
              <text:p text:style-name="P28">+ Better latency</text:p>
            </text:list-item>
            <text:list-item>
              <text:p text:style-name="P28">+ Lower temps</text:p>
            </text:list-item>
            <text:list-item>
              <text:p text:style-name="P28">+ Higher FPS, depending on game engine</text:p>
            </text:list-item>
            <text:list-item>
              <text:p text:style-name="P28">+ Less stuttering (in most games)</text:p>
            </text:list-item>
            <text:list-item>
              <text:p text:style-name="P28">+ Better overclocking capabilities</text:p>
            </text:list-item>
            <text:list-item>
              <text:p text:style-name="P28">~ Usually beneficial for CPUs with 6 cores and above</text:p>
            </text:list-item>
            <text:list-item>
              <text:p text:style-name="P28"><text:soft-page-break/>- Worse rendering and processing performance<text:line-break/></text:p>
            </text:list-item>
          </text:list>
        </text:list-item>
      </text:list>
      <text:list xml:id="list444590701" text:style-name="WWNum5">
        <text:list-item>
          <text:p text:style-name="P10">Hyper-Threading example:</text:p>
          <text:list>
            <text:list-item>
              <text:p text:style-name="P29">Battlefield multiplayer games benefit from Hyper-Threading Enabled.</text:p>
            </text:list-item>
            <text:list-item>
              <text:p text:style-name="P29">The benefits of Hyper-Threading, or lack thereof, heavily depends on the game engine.</text:p>
            </text:list-item>
          </text:list>
        </text:list-item>
      </text:list>
      <text:p text:style-name="P1"><text:s/></text:p>
      <text:p text:style-name="P1">Thermal Monitor - [Disabled]</text:p>
      <text:p text:style-name="P1">Active Processor Cores - [All]</text:p>
      <text:p text:style-name="P1">Intel Virtualization Technology - [Disabled]</text:p>
      <text:list xml:id="list3705513438" text:style-name="WWNum6">
        <text:list-item>
          <text:p text:style-name="P11">Needed for 64 bit Virtual Machines</text:p>
        </text:list-item>
      </text:list>
      <text:p text:style-name="P1">Hardware Prefetcher - [Enabled]</text:p>
      <text:list xml:id="list3585769870" text:style-name="WWNum21">
        <text:list-item>
          <text:p text:style-name="P12">[Disabled] may lead to better multi core performance, at the cost of worsened single core performance.</text:p>
        </text:list-item>
      </text:list>
      <text:p text:style-name="P1">Adjacent Cache Line Prefetch - [Enabled]</text:p>
      <text:list xml:id="list342266410" text:style-name="WWNum14">
        <text:list-item>
          <text:p text:style-name="P13">[Disabled] may lead to better multi core performance, at the cost of worsened single core performance.</text:p>
        </text:list-item>
      </text:list>
      <text:p text:style-name="P1">Boot performance mode - [Max Non-Turbo Performance]</text:p>
      <text:p text:style-name="P1">SW Guard Extensions (SGX) - [Disabled]</text:p>
      <text:p text:style-name="P1">Tcc Offset Time Window - [Disabled]</text:p>
      <text:p text:style-name="P34"><text:bookmark text:name="_jokd7e4mvpkq"/>➤ CPU - Power Management Control</text:p>
      <text:p text:style-name="P1">Intel(R) SpeedStep(tm) - [Enabled]</text:p>
      <text:list xml:id="list757952688" text:style-name="WWNum2">
        <text:list-item>
          <text:p text:style-name="P14">No need to disable this, as it no longer affects overclocking like back in the day.</text:p>
        </text:list-item>
        <text:list-item>
          <text:p text:style-name="P14">With SpeedStep disabled, some boards may not be able to lower the frequency at all and in others it limits the frequency steps.</text:p>
        </text:list-item>
      </text:list>
      <text:p text:style-name="P1">CPU C-States - [Disabled]</text:p>
      <text:list xml:id="list1825415305" text:style-name="WWNum9">
        <text:list-item>
          <text:p text:style-name="P15"><text:soft-page-break/>Reduces latency a lot!</text:p>
        </text:list-item>
      </text:list>
      <text:p text:style-name="P1">CFG Lock - [Disabled]</text:p>
      <text:p text:style-name="P1">Intel(R) Speed Shift Technology - [Disabled]</text:p>
      <text:p text:style-name="P1"/>
      <text:p text:style-name="P1">Execute Disable Bit - [Disabled]</text:p>
      <text:p text:style-name="P31"><text:bookmark text:name="_u3i9lxpi2sz"/>➤ Platform Misc Configuration</text:p>
      <text:p text:style-name="P33"><text:bookmark text:name="_1jssit86k2x6"/>Platform Misc Configuration</text:p>
      <text:p text:style-name="P1">PCI Express Native Power Management - [Disabled]</text:p>
      <text:p text:style-name="P33"><text:bookmark text:name="_6uubdpzet5r1"/>PCH - PCI Express</text:p>
      <text:p text:style-name="P1">PCI DMI ASPM - [Disabled]</text:p>
      <text:p text:style-name="P1">ASPM - [Disabled]</text:p>
      <text:p text:style-name="P1">L1 Substates - [Disabled]</text:p>
      <text:p text:style-name="P1">PCI Express Clock Gating - [Disabled]</text:p>
      <text:p text:style-name="P33"><text:bookmark text:name="_sih3875a84rh"/>SA - PCI Express</text:p>
      <text:p text:style-name="P1">DMI Link ASPM Control - [Disabled]</text:p>
      <text:p text:style-name="P1">PEG - ASPM - [Disabled]</text:p>
      <text:p text:style-name="P2"/>
      <text:p text:style-name="P31"><text:bookmark text:name="_j70tkmokwhho"/>➤ System Agent (SA) Configuration / Memory Configuration</text:p>
      <text:p text:style-name="P1">VT-d - [Disabled]</text:p>
      <text:p text:style-name="P1">Memory Remap - [Enabled]</text:p>
      <text:p text:style-name="P34"><text:bookmark text:name="_d1mqce9iu66b"/>➤ Graphics Configuration</text:p>
      <text:p text:style-name="P1"><text:soft-page-break/>Primary Display - [PEG]</text:p>
      <text:p text:style-name="P1">iGPU Multi-Monitor - [Disabled]</text:p>
      <text:p text:style-name="P34"><text:bookmark text:name="_kotmhepjwsyn"/>➤ DMI/OPI Configuration</text:p>
      <text:p text:style-name="P1">DMI Max Link Speed - [Gen3]</text:p>
      <text:p text:style-name="P34"><text:bookmark text:name="_iv63hnnyl10o"/>➤ PEG Port Configuration</text:p>
      <text:p text:style-name="P33"><text:bookmark text:name="_gdohfcyhlpd0"/>PCIE_X16/X8_1</text:p>
      <text:p text:style-name="P1">PCIE_X16/X8_1 Link Speed - [Gen3]</text:p>
      <text:p text:style-name="P33"><text:bookmark text:name="_823q7i15ubr5"/>PCIE_X8_2</text:p>
      <text:p text:style-name="P1">PCIE_X8_2 Link Speed - [Gen3]</text:p>
      <text:p text:style-name="P1"/>
      <text:p text:style-name="P1">PCIE Spread Spectrum Clocking - [Disabled]</text:p>
      <text:p text:style-name="P31"><text:bookmark text:name="_qmsozai5hjra"/>➤ PCH Configuration</text:p>
      <text:p text:style-name="P34"><text:bookmark text:name="_iwyrcekcazmb"/>➤ PCI Express Configuration</text:p>
      <text:p text:style-name="P1">PCIe Speed - [Gen3]<text:line-break/></text:p>
      <text:p text:style-name="P1">IOAPIC 24-119 Entries - [Enabled]</text:p>
      <text:list xml:id="list3521791401" text:style-name="WWNum1">
        <text:list-item>
          <text:p text:style-name="P16">Reduces interrupt latency.</text:p>
        </text:list-item>
      </text:list>
      <text:p text:style-name="P31"><text:bookmark text:name="_xev69qxmjkhu"/>➤ PCH Storage Configuration</text:p>
      <text:p text:style-name="P1">Hyper kit1 Mode - (Disable if you don’t have one)</text:p>
      <text:p text:style-name="P1">SATA Controllers - [Enabled]</text:p>
      <text:p text:style-name="P1">SATA Mode Selection - [AHCI] <text:span text:style-name="T5">&lt;- RAID is unreliable and usually bad for gaming</text:span></text:p>
      <text:p text:style-name="P1">S.M.A.R.T. Status Check - [Disabled]</text:p>
      <text:p text:style-name="P1"><text:soft-page-break/>Aggressive LPM Support - [Disabled]</text:p>
      <text:p text:style-name="P1">Hot Plug - (Disable on all drives)</text:p>
      <text:p text:style-name="P31"><text:bookmark text:name="_mu2t60nstzxu"/>➤ Thunderbolt(TM) Configuration</text:p>
      <text:p text:style-name="P1">Thunderbolt(TM) Support - (Disabled if unused)</text:p>
      <text:p text:style-name="P1">Thunderbolt(TM) PCIe Support - (Disabled if unused)</text:p>
      <text:p text:style-name="P31"><text:bookmark text:name="_2n7d0i7dtqqg"/>➤ PCH-FW Configuration</text:p>
      <text:p text:style-name="P34"><text:bookmark text:name="_37hrxqnf17xa"/>➤ PTT Configuration</text:p>
      <text:p text:style-name="P1">TPM Device Selection - [dTPM]</text:p>
      <text:p text:style-name="P1">PTP Aware OS - [PTP Aware]</text:p>
      <text:p text:style-name="P31"><text:bookmark text:name="_v5far38cijbp"/>➤ Onboard Devices Configuration</text:p>
      <text:p text:style-name="P1">HD Audio Controller - (Disable if using USB audio, otherwise leave Enabled)</text:p>
      <text:p text:style-name="P1">DVI Port Audio - [Disabled] </text:p>
      <text:p text:style-name="P1">PCI-EX16_3 Bandwidth - [x4 Mode]</text:p>
      <text:list xml:id="list3684552952" text:style-name="WWNum12">
        <text:list-item>
          <text:p text:style-name="P17">You may need to use [M.2 Mode] if your OS can’t detect your M.2 SSD. </text:p>
        </text:list-item>
      </text:list>
      <text:p text:style-name="P1">M.2 Configuration - PCI mode</text:p>
      <text:p text:style-name="P1">Hyper M.2 x16: - [Disabled]</text:p>
      <text:p text:style-name="P1">USB Power Delivery in Soft Off State (S5) - [Disabled]</text:p>
      <text:p text:style-name="P1">Asmedia USB 3.1 Controller - [Enabled]</text:p>
      <text:list xml:id="list515508126" text:style-name="WWNum7">
        <text:list-item>
          <text:p text:style-name="P18">Use USB 2.0 ports for peripherals (mouse and keyboard).</text:p>
        </text:list-item>
      </text:list>
      <text:p text:style-name="P1">Intel LAN Controller - [Enabled]</text:p>
      <text:list xml:id="list1432493071" text:style-name="WWNum16">
        <text:list-item>
          <text:p text:style-name="P19">Intel LAN PXE Option ROM - [Disabled]</text:p>
        </text:list-item>
      </text:list>
      <text:p text:style-name="P1"><text:soft-page-break/>Connectivity Mode (Wi-Fi &amp; Bluetooth) - [Disabled]</text:p>
      <text:p text:style-name="P1">Wi-Fi - [Disabled]</text:p>
      <text:list xml:id="list3610757522" text:style-name="WWNum17">
        <text:list-item>
          <text:p text:style-name="P20">Wi-FI has significantly more latency (and slower speeds) than LAN.</text:p>
        </text:list-item>
      </text:list>
      <text:p text:style-name="P1">Bluetooth - [Disabled]</text:p>
      <text:p text:style-name="P1">Serial Port - [Disabled]</text:p>
      <text:p text:style-name="P31"><text:bookmark text:name="_ks7pq4lsy283"/>➤ APM Configuration</text:p>
      <text:p text:style-name="P1">ErP Ready - [Enable(S4+S5)]</text:p>
      <text:list xml:id="list449445724" text:style-name="WWNum18">
        <text:list-item>
          <text:p text:style-name="P21">Enabled state makes your PC use less power in shutdown state.</text:p>
        </text:list-item>
        <text:list-item>
          <text:p text:style-name="P21">If Enabled USB ports, power on by mouse/keyboard will not work when shutdown</text:p>
        </text:list-item>
      </text:list>
      <text:p text:style-name="P1">Restore AC Power Loss - [Power Off]</text:p>
      <text:p text:style-name="P1">Power On By PS/2 Keyboard - [Disabled]</text:p>
      <text:p text:style-name="P1">Power On By PCI-E/PCI - [Disabled]</text:p>
      <text:p text:style-name="P1">Power On By Ring - [Disabled]</text:p>
      <text:p text:style-name="P1">Power On By RTC - [Disabled]</text:p>
      <text:p text:style-name="P31"><text:bookmark text:name="_e8gq22a18s8g"/>➤ PCI-E Subsystem Settings</text:p>
      <text:p text:style-name="P1">SR-IOV Support - [Disabled]</text:p>
      <text:p text:style-name="P31"><text:bookmark text:name="_a46m2mfex2m"/>➤ Network Stack Configuration</text:p>
      <text:p text:style-name="P1">Network Stack - [Disabled]</text:p>
      <text:p text:style-name="P31"><text:bookmark text:name="_6a5aqylbty2p"/>➤ USB Configuration</text:p>
      <text:p text:style-name="P1">Legacy USB Support - [Disabled] (enable this to install windows in legacy mbr with usb)</text:p>
      <text:list xml:id="list2784429893" text:style-name="WWNum8">
        <text:list-item>
          <text:p text:style-name="P22">Enable this when installing Windows in Legacy MBR (disable after installation)</text:p>
        </text:list-item>
      </text:list>
      <text:p text:style-name="P1"><text:soft-page-break/>USB Keyboard and Mouse Simulator - [Disabled]</text:p>
      <text:p text:style-name="P1">XHCI Hand-Off - [Disabled]</text:p>
      <text:p text:style-name="P30"><text:bookmark text:name="_vvr4vsljojri"/><text:span text:style-name="T4">Extreme Tweaker</text:span></text:p>
      <text:p text:style-name="P1">ASUS Multicore Enhancement - [Enabled]</text:p>
      <text:list xml:id="list2769986561" text:style-name="WWNum4">
        <text:list-item>
          <text:p text:style-name="P23">Use [OFF] if you’re doing a manual overclock.</text:p>
        </text:list-item>
      </text:list>
      <text:p text:style-name="P1"/>
      <text:p text:style-name="P1"><text:span text:style-name="T7">➤ Internal CPU Power Management</text:span></text:p>
      <text:p text:style-name="P1">Intel SpeedStep - [Disabled]</text:p>
      <text:p text:style-name="P1">Turbo Mode - [Enable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oboto" fo:font-size="11pt" fo:language="none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Roboto" fo:font-size="11pt" fo:language="none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fo:font-size="15pt" style:font-size-asian="15pt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➔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185" meta:word-count="1095" meta:character-count="6399" meta:non-whitespace-character-count="5542"/>
    <meta:generator>LibreOfficeDev/6.0.5.2$Linux_X86_64 LibreOffice_project/</meta:generator>
  </office:meta>
</office:document-meta>
</file>